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cd4d1"/>
    </style:style>
    <style:style style:name="ce2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cf3834"/>
    </style:style>
    <style:style style:name="ce6" style:family="table-cell" style:parent-style-name="Default">
      <style:table-cell-properties fo:background-color="#dfcce4"/>
    </style:style>
    <style:style style:name="ce7" style:family="table-cell" style:parent-style-name="Default">
      <style:table-cell-properties fo:background-color="#f58220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72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7d1d1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68e76"/>
    </style:style>
    <style:style style:name="ce23" style:family="table-cell" style:parent-style-name="Default">
      <style:table-cell-properties fo:background-color="#faa61a"/>
      <style:text-properties fo:color="#f58220"/>
    </style:style>
    <style:style style:name="ce24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5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/>
      <style:text-properties fo:color="#fff200"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58220"/>
      <style:text-properties fo:color="#fff450" fo:font-weight="bold" style:font-weight-asian="bold" style:font-weight-complex="bold"/>
    </style:style>
    <style:style style:name="ce30" style:family="table-cell" style:parent-style-name="Default">
      <style:table-cell-properties fo:background-color="#00aaad" style:text-align-source="fix" style:repeat-content="false"/>
      <style:paragraph-properties fo:text-align="end" fo:margin-left="0in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6a8759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OW_Bandit_v1" table:style-name="ta1"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14" table:default-cell-style-name="Default"/>
        <table:table-row table:style-name="ro1">
          <table:table-cell table:style-name="ce31" office:value-type="string" calcext:value-type="string">
            <text:p>Layout / Assembly</text:p>
          </table:table-cell>
          <table:table-cell table:style-name="ce31" table:number-columns-repeated="4"/>
          <table:table-cell table:style-name="Default"/>
          <table:table-cell/>
          <table:table-cell table:style-name="ce9" office:value-type="string" calcext:value-type="string">
            <text:p>Environment preparation</text:p>
          </table:table-cell>
          <table:table-cell table:style-name="ce23" table:number-columns-repeated="3"/>
          <table:table-cell table:style-name="ce9" table:number-columns-repeated="2"/>
          <table:table-cell/>
          <table:table-cell table:style-name="ce9" office:value-type="string" calcext:value-type="string">
            <text:p>Buy</text:p>
          </table:table-cell>
          <table:table-cell table:style-name="ce9" table:number-columns-repeated="5"/>
        </table:table-row>
        <table:table-row table:style-name="ro1">
          <table:table-cell office:value-type="string" calcext:value-type="string">
            <text:p>create <text:s/>script for burning via UART </text:p>
          </table:table-cell>
          <table:table-cell table:number-columns-repeated="4"/>
          <table:table-cell table:style-name="ce32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eate script for burning via UART UAR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nstall avrdud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5"/>
          <table:table-cell table:style-name="ce26"/>
          <table:table-cell table:style-name="ce17"/>
        </table:table-row>
        <table:table-row table:style-name="ro1">
          <table:table-cell office:value-type="string" calcext:value-type="string">
            <text:p>Create ICSP circuit for Atmega 2560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installation step-by-step instruction to README.M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hoose screws for PCB holding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dd two leds for testing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est, how burning is working from Clion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5"/>
          <table:table-cell table:style-name="ce26"/>
          <table:table-cell table:style-name="ce17"/>
        </table:table-row>
        <table:table-row table:style-name="ro1">
          <table:table-cell office:value-type="string" calcext:value-type="string">
            <text:p>Create debug output on layout board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est, how bootloader burning is working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buy 24cm01 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UART output on layout board 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nclude binutils in avrdude version in README.M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harger for battery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dd 16Mhz crystall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Order 12 mhz crystall smd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reset circui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ntion elements list in README.md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rder tp4056 charger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1wire emulato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bill of materials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rder ch340 usb-uart converteri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1wire reade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roveritj naschet gcc-avr svjazki – ssilka v browser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order jst connector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1wire write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opisatj kakije eshe programmi ustanavlival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order jst socket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led blin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ukazatj vremja zarjadki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c34063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vibromoto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ukazatj vremja raboti ot odnoj zarjadki – standby</text:p>
          </table:table-cell>
          <table:table-cell table:number-columns-repeated="4"/>
          <table:table-cell table:style-name="ce17" office:value-type="float" office:value="77" calcext:value-type="float">
            <text:p>77</text:p>
          </table:table-cell>
          <table:table-cell/>
          <table:table-cell office:value-type="string" calcext:value-type="string">
            <text:p>order smd electrolytes (caps)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and test buzze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ukazatj vremja raboti ot odnoj zarjadki –active usage</text:p>
          </table:table-cell>
          <table:table-cell table:number-columns-repeated="4"/>
          <table:table-cell table:style-name="ce17" office:value-type="float" office:value="77" calcext:value-type="float">
            <text:p>77</text:p>
          </table:table-cell>
          <table:table-cell/>
          <table:table-cell office:value-type="string" calcext:value-type="string">
            <text:p>order smd rezistors for nominal &lt;1 Ohm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create buzzer/vibromotor assembly</text:p>
          </table:table-cell>
          <table:table-cell table:style-name="ce2"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Order smd inductor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Test its work</text:p>
          </table:table-cell>
          <table:table-cell table:style-name="ce2"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tutorial about how to compile the projec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buy battery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Draw on circuit diagram</text:p>
          </table:table-cell>
          <table:table-cell table:style-name="ce2"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youtube video demonstration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rder connector for bl-4c batterie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tp4056 assembly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current consumption info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table:style-name="ce26" office:value-type="string" calcext:value-type="string">
            <text:p>order 2n7000 smd [ordered 2n7002]</text:p>
          </table:table-cell>
          <table:table-cell table:style-name="ce26"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6" office:value-type="string" calcext:value-type="string">
            <text:p>Test its work</text:p>
          </table:table-cell>
          <table:table-cell table:style-name="ce26"/>
          <table:table-cell table:number-columns-repeated="3"/>
          <table:table-cell office:value-type="string" calcext:value-type="string">
            <text:p>OK</text:p>
          </table:table-cell>
          <table:table-cell table:number-columns-repeated="8"/>
          <table:table-cell table:style-name="ce26" office:value-type="string" calcext:value-type="string">
            <text:p>order 2n2222</text:p>
          </table:table-cell>
          <table:table-cell table:style-name="ce26"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6" office:value-type="string" calcext:value-type="string">
            <text:p>Draw on circuit diagram</text:p>
          </table:table-cell>
          <table:table-cell table:style-name="ce26"/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cmake installation description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rder mosfet sortiment</text:p>
          </table:table-cell>
          <table:table-cell table:number-columns-repeated="4"/>
          <table:table-cell office:value-type="string" calcext:value-type="string">
            <text:p>not needed</text:p>
          </table:table-cell>
        </table:table-row>
        <table:table-row table:style-name="ro1">
          <table:table-cell table:style-name="ce3" office:value-type="string" calcext:value-type="string">
            <text:p>Create DC/DC converter assembly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/>
          <table:table-cell table:style-name="ce20"/>
          <table:table-cell office:value-type="string" calcext:value-type="string">
            <text:p><text:s/>sudo apt <text:s/>install cmake-curses-gui</text:p>
          </table:table-cell>
          <table:table-cell table:number-columns-repeated="5"/>
          <table:table-cell office:value-type="string" calcext:value-type="string">
            <text:p>relay 5v order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Test its work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Draw on circuit diagram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goto OW_Bandit/cmake/ArduinoToolchain.cmake and there:</text:p>
          </table:table-cell>
          <table:table-cell table:number-columns-repeated="6"/>
          <table:table-cell office:value-type="string" calcext:value-type="string">
            <text:p>FPC wires order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eate <text:s/>cp2102 / ch340 usb/uart converter assembly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  <table:table-cell table:style-name="ce24" office:value-type="string" calcext:value-type="string">
            <text:p><text:span text:style-name="T4">set </text:span><text:span text:style-name="T5">ARDUINO_SDK_PATH</text:span><text:span text:style-name="T4"> </text:span></text:p>
          </table:table-cell>
          <table:table-cell table:number-columns-repeated="3"/>
          <table:table-cell office:value-type="string" calcext:value-type="string">
            <text:p>not needed</text:p>
          </table:table-cell>
          <table:table-cell/>
          <table:table-cell office:value-type="string" calcext:value-type="string">
            <text:p>FPC socketi – male, female zakazatj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6" office:value-type="string" calcext:value-type="string">
            <text:p>Test its work</text:p>
          </table:table-cell>
          <table:table-cell table:style-name="ce26"/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nstall arduino – sudo apt install arduino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Draw on circuit diagram</text:p>
          </table:table-cell>
          <table:table-cell table:style-name="ce26"/>
          <table:table-cell table:number-columns-repeated="3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order hef 4066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Create max17043 assembly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Test its work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/>
          <table:table-cell table:style-name="ce9" office:value-type="string" calcext:value-type="string">
            <text:p>PCB</text:p>
          </table:table-cell>
          <table:table-cell table:style-name="ce9" table:number-columns-repeated="5"/>
          <table:table-cell/>
          <table:table-cell table:style-name="ce27" office:value-type="string" calcext:value-type="string">
            <text:p>Problems</text:p>
          </table:table-cell>
          <table:table-cell table:style-name="ce27" table:number-columns-repeated="5"/>
        </table:table-row>
        <table:table-row table:style-name="ro1">
          <table:table-cell table:style-name="ce2" office:value-type="string" calcext:value-type="string">
            <text:p>Draw on circuit diagram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eate hc-06 assembly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n schematic mark crystall with two cap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program is not working after burning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26" office:value-type="string" calcext:value-type="string">
            <text:p>Test its wor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heck all elements package – should be SM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tal ?</text:p>
          </table:table-cell>
          <table:table-cell table:number-columns-repeated="3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26" office:value-type="string" calcext:value-type="string">
            <text:p>Draw on circuit diagram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reate eeprom assembly 24c32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Test crystal work on other arduino boards with oscilloscop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Test its work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test fuses</text:p>
          </table:table-cell>
          <table:table-cell/>
          <table:table-cell office:value-type="string" calcext:value-type="string">
            <text:p>yes, it were fuses</text:p>
          </table:table-cell>
          <table:table-cell table:number-columns-repeated="2"/>
          <table:table-cell table:style-name="ce30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Draw on circuit diagram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ore periphery on layout board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leds tx/rx on 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https://soc.ninja/documentation/programming-atmega2560-with-arduino-uno-or-mega/#comment-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ize bootloader burn functionality on atmega2560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eate functionality to burn firmware via UAR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ownload datasheets on all IC and add to projec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table:style-name="ce28" table:number-columns-repeated="6"/>
        </table:table-row>
        <table:table-row table:style-name="ro1">
          <table:table-cell office:value-type="string" calcext:value-type="string">
            <text:p>Create bling tes 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device layout assembly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d circuit diagram for atmega2560 mini board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photos of case layou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on mega2560 after bootloader burning the program could be burned in via UART only o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ircuit diagram in easyEda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ommit everything in githu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current overload ?</text:p>
          </table:table-cell>
          <table:table-cell table:number-columns-repeated="3"/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test how code compiles 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hy during firmware burl Ulock is needed?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reset circuit ?</text:p>
          </table:table-cell>
          <table:table-cell table:number-columns-repeated="3"/>
          <table:table-cell table:style-name="ce18" office:value-type="string" calcext:value-type="string">
            <text:p>looks like this one</text:p>
          </table:table-cell>
        </table:table-row>
        <table:table-row table:style-name="ro1">
          <table:table-cell office:value-type="string" calcext:value-type="string">
            <text:p>Rewrite program for Atmega2560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ke test launch on atmega2560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problem was in capacitor between RESET pin and gnd</text:p>
          </table:table-cell>
          <table:table-cell table:number-columns-repeated="3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factor project structure (folders, etc)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to <text:s/>README location with scripts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ttps://forum.arduino.cc/index.php?topic=39339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cripts for assembly, cleanup and project build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circuit diagram to <text:s/>projek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generated files to gitignore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PCB schema to projec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ize the functionality of left functions <text:s/>of <text:s/>menu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problem in 100nf cap between DTR and RESET</text:p>
          </table:table-cell>
          <table:table-cell table:number-columns-repeated="3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arify info about HC06 led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table:style-name="ce28" table:number-columns-repeated="6"/>
        </table:table-row>
        <table:table-row table:style-name="ro1">
          <table:table-cell office:value-type="string" calcext:value-type="string">
            <text:p>hc-06 –retrace the circuit diagram on PCB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ind the name of connector for battery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constancts to code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ind which type of battery to use</text:p>
          </table:table-cell>
          <table:table-cell table:number-columns-repeated="2"/>
          <table:table-cell office:value-type="string" calcext:value-type="string">
            <text:p><text:span text:style-name="T3">BL-5C</text:span> ili BLC-2</text:p>
          </table:table-cell>
          <table:table-cell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ombines stable <text:s/>work of ch340 and <text:s/>hc-06 <text:s/>is impossible on one p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function for first start and setting up the HC06 params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move hc-06 to another serial port and test its work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tore settings in MCU internal EEPROM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check how it was implemented on arduino mega arduino mega</text:p>
          </table:table-cell>
          <table:table-cell table:number-columns-repeated="4"/>
          <table:table-cell office:value-type="string" calcext:value-type="string">
            <text:p>not needed</text:p>
          </table:table-cell>
        </table:table-row>
        <table:table-row table:style-name="ro1">
          <table:table-cell office:value-type="string" calcext:value-type="string">
            <text:p>On startup check the internal memory of MCU for stored settings presence</text:p>
          </table:table-cell>
          <table:table-cell table:number-columns-repeated="4"/>
          <table:table-cell table:style-name="Default"/>
          <table:table-cell/>
          <table:table-cell table:style-name="ce21" office:value-type="string" calcext:value-type="string">
            <text:p>tracing pcb keep in mind hole positions</text:p>
          </table:table-cell>
          <table:table-cell table:style-name="ce21"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try to change resistors in <text:s/>ch340 <text:s text:c="2"/>circu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ize HC06 if absen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table:style-name="ce21" table:number-columns-repeated="5"/>
          <table:table-cell table:style-name="ce16"/>
          <table:table-cell/>
          <table:table-cell table:style-name="ce21" office:value-type="string" calcext:value-type="string">
            <text:p>became a bit better changing resistor from 1kOhm to 330 Ohm in <text:s/>hc06 circuit</text:p>
          </table:table-cell>
          <table:table-cell table:style-name="ce21" table:number-columns-repeated="5"/>
        </table:table-row>
        <table:table-row table:style-name="ro1">
          <table:table-cell office:value-type="string" calcext:value-type="string">
            <text:p>hc-06 trace key inpu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y burn MCU via UART module with connected HC-06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1" office:value-type="string" calcext:value-type="string">
            <text:p>problem disappeared after changing rezistors on CH430 from 1KOhm to 220 Ohm </text:p>
          </table:table-cell>
          <table:table-cell table:style-name="ce21" table:number-columns-repeated="5"/>
        </table:table-row>
        <table:table-row table:style-name="ro1">
          <table:table-cell office:value-type="string" calcext:value-type="string">
            <text:p>hc-06 connect to key pin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c-06 key and power pins – add to circuit diagram and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6" table:number-columns-repeated="6"/>
        </table:table-row>
        <table:table-row table:style-name="ro1">
          <table:table-cell office:value-type="string" calcext:value-type="string">
            <text:p>create power on pin for powering hc06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Button emulator - trace in <text:s/>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ompletely remove resistors on rx and tx pins for <text:s/>HC06 and CH340</text:p>
          </table:table-cell>
          <table:table-cell table:number-columns-repeated="4"/>
          <table:table-cell office:value-type="string" calcext:value-type="string">
            <text:p>not needed</text:p>
          </table:table-cell>
        </table:table-row>
        <table:table-row table:style-name="ro1">
          <table:table-cell office:value-type="string" calcext:value-type="string">
            <text:p>trace it on motherboard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Button reader <text:s/>- trace in <text:s/>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 C++ module for HC-06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uzzer <text:s/>- trace in <text:s/>PCB</text:p>
          </table:table-cell>
          <table:table-cell/>
          <table:table-cell table:style-name="ce25"/>
          <table:table-cell table:number-columns-repeated="2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problem solved by moving HC-06 to another por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te method for tracking memory status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all related diodes in circuitDiagram and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 method for tracking max17043 status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raw package for ow_slave and ow_master</text:p>
          </table:table-cell>
          <table:table-cell table:number-columns-repeated="4"/>
          <table:table-cell table:style-name="ce16" office:value-type="string" calcext:value-type="string">
            <text:p>z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zzer – beacon function – make it separate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 power switch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8" table:number-columns-repeated="6"/>
        </table:table-row>
        <table:table-row table:style-name="ro1">
          <table:table-cell office:value-type="string" calcext:value-type="string">
            <text:p>buzzer beep 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power le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errors appeared on 115200 baudr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zzer beep erro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dimentions for motherboar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menu visualizes tw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g there functions for vibromoto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d dimenttions for power boar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maybe it is related with extra signs sending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C-06 change baudrate to 115200 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ake v-groove or something related on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 fucntion for visualizing <text:s/>status of internal memory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ign PCB’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power unit board</text:p>
          </table:table-cell>
          <table:table-cell table:number-columns-repeated="3"/>
          <table:table-cell table:style-name="ce16" office:value-type="string" calcext:value-type="string">
            <text:p>OK</text:p>
          </table:table-cell>
          <table:table-cell/>
          <table:table-cell table:style-name="ce28" table:number-columns-repeated="6"/>
        </table:table-row>
        <table:table-row table:style-name="ro1">
          <table:table-cell office:value-type="string" calcext:value-type="string">
            <text:p>motherboard tests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cu board</text:p>
          </table:table-cell>
          <table:table-cell table:number-columns-repeated="3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top </text:p>
          </table:table-cell>
          <table:table-cell table:number-columns-repeated="3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system status – displayed keys number is negative and not correc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+ EEPROM24C32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bottom</text:p>
          </table:table-cell>
          <table:table-cell table:number-columns-repeated="3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+ Internal EEPROM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ake icsp header be surface mount</text:p>
          </table:table-cell>
          <table:table-cell table:number-columns-repeated="4"/>
          <table:table-cell table:style-name="ce16" office:value-type="string" calcext:value-type="string">
            <text:p>not needed</text:p>
          </table:table-cell>
          <table:table-cell/>
          <table:table-cell table:style-name="ce28" table:number-columns-repeated="6"/>
        </table:table-row>
        <table:table-row table:style-name="ro1">
          <table:table-cell/>
          <table:table-cell office:value-type="string" calcext:value-type="string">
            <text:p>+ Bluetooth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ind smd crystal , smalledr siz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+ Vibromotor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inish tracing charging leds socket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MCU eeprom data is erased after rese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+ UART_CH340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hc-06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roblem was in variable type and cell distance in memor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race max17043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+ _MC34063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tp4056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+ _TP4056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<text:s/>mc34063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8" table:number-columns-repeated="6"/>
        </table:table-row>
        <table:table-row table:style-name="ro1">
          <table:table-cell/>
          <table:table-cell office:value-type="string" calcext:value-type="string">
            <text:p>+ MAX17043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<text:s/>ch340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/>
          <table:table-cell office:value-type="string" calcext:value-type="string">
            <text:p>trace <text:s/>mcu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nect all elements of layout tpgether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ove major part of electronic components to the other side of PCB’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 its work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socket FPC 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race 5v lin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 assembly check the battery outputs – shouldn’t be 5V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race gnd lin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5" office:value-type="string" calcext:value-type="string">
            <text:p><text:span text:style-name="T2">trace</text:span> <text:span text:style-name="T2">battery connectors</text:span>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 DC/DC converter work with stabilizer connected to output</text:p>
          </table:table-cell>
          <table:table-cell table:style-name="ce4"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ut all elements on related board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with stab became better</text:p>
          </table:table-cell>
          <table:table-cell table:style-name="ce4" table:number-columns-repeated="4"/>
          <table:table-cell table:style-name="Default"/>
          <table:table-cell/>
          <table:table-cell office:value-type="string" calcext:value-type="string">
            <text:p>sign all leds on PCB</text:p>
          </table:table-cell>
          <table:table-cell table:number-columns-repeated="2"/>
          <table:table-cell office:value-type="string" calcext:value-type="string">
            <text:p>POWER_SW_OUT</text:p>
          </table:table-cell>
          <table:table-cell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 table:style-name="ce4" office:value-type="string" calcext:value-type="string">
            <text:p>Test DC/DC converter work with LC filter connceted to output</text:p>
          </table:table-cell>
          <table:table-cell table:style-name="ce4"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make coil 1uH</text:p>
          </table:table-cell>
          <table:table-cell table:style-name="ce4"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with coil became much better</text:p>
          </table:table-cell>
          <table:table-cell table:style-name="ce4" table:number-columns-repeated="4"/>
          <table:table-cell table:style-name="Default"/>
          <table:table-cell/>
          <table:table-cell office:value-type="string" calcext:value-type="string">
            <text:p>find all models for elements (3d view)</text:p>
          </table:table-cell>
          <table:table-cell table:number-columns-repeated="2"/>
          <table:table-cell table:style-name="ce25"/>
          <table:table-cell/>
          <table:table-cell table:style-name="ce16" office:value-type="string" calcext:value-type="string">
            <text:p>OK</text:p>
          </table:table-cell>
          <table:table-cell/>
          <table:table-cell table:style-name="ce29" office:value-type="string" calcext:value-type="string">
            <text:p>Program</text:p>
          </table:table-cell>
          <table:table-cell table:style-name="ce29"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 DC/DC converter work with LC filter connected to output with load</text:p>
          </table:table-cell>
          <table:table-cell table:style-name="ce4" table:number-columns-repeated="4"/>
          <table:table-cell table:style-name="Default"/>
          <table:table-cell/>
          <table:table-cell office:value-type="string" calcext:value-type="string">
            <text:p>USB type b soket – needed to change to usb mini socke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Function system boot log move to system info [0]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filter should be detached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function <text:span text:style-name="T3">check battery status</text:span> should be renamed in system statu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nsure after complete assembly that everything is working when all modules are connected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heckout recommendations for mc34064 tracing from datasheet</text:p>
          </table:table-cell>
          <table:table-cell table:number-columns-repeated="4"/>
          <table:table-cell table:style-name="ce19" office:value-type="string" calcext:value-type="string">
            <text:p>not neede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unify some functions – append and overwrite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race alert pin to MCU or remove it</text:p>
          </table:table-cell>
          <table:table-cell table:number-columns-repeated="2"/>
          <table:table-cell table:style-name="ce3" office:value-type="string" calcext:value-type="string">
            <text:p>removed</text:p>
          </table:table-cell>
          <table:table-cell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buzzer on another pin – after burnirts buzzing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lign all titles near element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reate constants for functions parameters (where overwrite=true)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p4056 + battery + usb power + mc34063 + icsp + load</text:p>
          </table:table-cell>
          <table:table-cell table:number-columns-repeated="4"/>
          <table:table-cell table:style-name="Default" office:value-type="float" office:value="77" calcext:value-type="float">
            <text:p>77</text:p>
          </table:table-cell>
          <table:table-cell/>
          <table:table-cell office:value-type="string" calcext:value-type="string">
            <text:p>Add near battery socket plus and minus sign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reate library for messaging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ll except burning via UART</text:p>
          </table:table-cell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After recording make automatic \r\n</text:p>
          </table:table-cell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ke mob.phone terminal resolution setup</text:p>
          </table:table-cell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ybe it makes sence to add MOSFET on RX pin from bluetooth module or use relay</text:p>
          </table:table-cell>
          <table:table-cell table:number-columns-repeated="4"/>
          <table:table-cell table:style-name="Default" office:value-type="string" calcext:value-type="string">
            <text:p>not needed</text:p>
          </table:table-cell>
          <table:table-cell/>
          <table:table-cell table:style-name="ce3" office:value-type="string" calcext:value-type="string">
            <text:p>Make traces for 5v <text:s/>line wider</text:p>
          </table:table-cell>
          <table:table-cell table:style-name="ce3" table:number-columns-repeated="4"/>
          <table:table-cell table:style-name="ce3" office:value-type="string" calcext:value-type="string">
            <text:p>not needed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st all layout work with diode on DC/DC output</text:p>
          </table:table-cell>
          <table:table-cell table:style-name="ce5" table:number-columns-repeated="4"/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make traces wider for tp4056</text:p>
          </table:table-cell>
          <table:table-cell table:style-name="ce3" table:number-columns-repeated="4"/>
          <table:table-cell table:style-name="ce3" office:value-type="string" calcext:value-type="string">
            <text:p>not needed</text:p>
          </table:table-cell>
          <table:table-cell/>
          <table:table-cell office:value-type="string" calcext:value-type="string">
            <text:p>on startup show firmware version</text:p>
          </table:table-cell>
          <table:table-cell table:number-columns-repeated="4"/>
          <table:table-cell office:value-type="string" calcext:value-type="string">
            <text:p>not needed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output voltage is too low – recalculate resistors nominals</text:p>
          </table:table-cell>
          <table:table-cell table:style-name="ce5" table:number-columns-repeated="2"/>
          <table:table-cell table:style-name="ce5" office:value-type="string" calcext:value-type="string">
            <text:p>pereschitajt nominali rezistorov</text:p>
          </table:table-cell>
          <table:table-cell table:style-name="ce5"/>
          <table:table-cell/>
          <table:table-cell table:style-name="ce3" office:value-type="string" calcext:value-type="string">
            <text:p>make traces wider for gnd line</text:p>
          </table:table-cell>
          <table:table-cell table:style-name="ce3" table:number-columns-repeated="4"/>
          <table:table-cell table:style-name="ce3" office:value-type="string" calcext:value-type="string">
            <text:p>not needed</text:p>
          </table:table-cell>
          <table:table-cell/>
          <table:table-cell office:value-type="string" calcext:value-type="string">
            <text:p>firmware version should be also in system statu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check possibility to add additional eeprom for storing additional text messages related to keys (iButton)</text:p>
          </table:table-cell>
          <table:table-cell table:style-name="ce6" table:number-columns-repeated="5"/>
          <table:table-cell/>
          <table:table-cell table:style-name="ce3" office:value-type="string" calcext:value-type="string">
            <text:p>make traces wider for bat+ and <text:s/>bat- </text:p>
          </table:table-cell>
          <table:table-cell table:style-name="ce3" table:number-columns-repeated="4"/>
          <table:table-cell table:style-name="ce3" office:value-type="string" calcext:value-type="string">
            <text:p>not needed</text:p>
          </table:table-cell>
          <table:table-cell table:number-columns-repeated="7"/>
        </table:table-row>
        <table:table-row table:style-name="ro1">
          <table:table-cell table:style-name="ce6" table:number-columns-repeated="5"/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make traces wider for mc34063</text:p>
          </table:table-cell>
          <table:table-cell table:style-name="ce3" table:number-columns-repeated="4"/>
          <table:table-cell table:style-name="ce3" office:value-type="string" calcext:value-type="string">
            <text:p>not needed</text:p>
          </table:table-cell>
          <table:table-cell/>
          <table:table-cell office:value-type="string" calcext:value-type="string">
            <text:p>display memory when no keys –show msg that key storage is empty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AT24cm02 i2c flash 2mbit</text:p>
          </table:table-cell>
          <table:table-cell table:style-name="ce6"/>
          <table:table-cell table:style-name="ce6" office:value-type="string" calcext:value-type="string">
            <text:p>512 bytes for 1 key</text:p>
          </table:table-cell>
          <table:table-cell table:style-name="ce6"/>
          <table:table-cell table:style-name="ce6" office:value-type="string" calcext:value-type="string">
            <text:p>4.22eur</text:p>
          </table:table-cell>
          <table:table-cell table:style-name="ce6"/>
          <table:table-cell/>
          <table:table-cell table:style-name="ce3"/>
          <table:table-cell table:style-name="ce3" office:value-type="string" calcext:value-type="string">
            <text:p>not needed, because it’s ok to use for 1 A 0.25mm wide traces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AT24cm01 i2c flash 1mbit</text:p>
          </table:table-cell>
          <table:table-cell table:style-name="ce6"/>
          <table:table-cell table:style-name="ce6" office:value-type="string" calcext:value-type="string">
            <text:p>256 bytes for 1 key</text:p>
          </table:table-cell>
          <table:table-cell table:style-name="ce6"/>
          <table:table-cell table:style-name="ce6" office:value-type="string" calcext:value-type="string">
            <text:p>1.70eur</text:p>
          </table:table-cell>
          <table:table-cell table:style-name="ce6"/>
          <table:table-cell table:number-columns-repeated="8"/>
          <table:table-cell office:value-type="string" calcext:value-type="string">
            <text:p>make vibro when key is recorded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connect <text:s/>A0 <text:s/>to Vdd</text:p>
          </table:table-cell>
          <table:table-cell table:style-name="ce6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reate layout forat24cm01 eeprom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Ignore +DISC:SUCCESS message from HC06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string" calcext:value-type="string">
            <text:p>check its work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draw on circuit diagram / PCB</text:p>
          </table:table-cell>
          <table:table-cell table:style-name="ce3"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use copy protection fuses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reate test function in a code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ization results store into menu → system status</text:p>
          </table:table-cell>
          <table:table-cell table:number-columns-repeated="4"/>
          <table:table-cell table:style-name="Default" office:value-type="float" office:value="77" calcext:value-type="float">
            <text:p>77</text:p>
          </table:table-cell>
          <table:table-cell/>
          <table:table-cell office:value-type="string" calcext:value-type="string">
            <text:p>make additional mini pcb for power switch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ode refactoring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reate journal feature</text:p>
          </table:table-cell>
          <table:table-cell table:number-columns-repeated="4"/>
          <table:table-cell table:style-name="Default" office:value-type="float" office:value="77" calcext:value-type="float">
            <text:p>77</text:p>
          </table:table-cell>
          <table:table-cell/>
          <table:table-cell office:value-type="string" calcext:value-type="string">
            <text:p>find a way how to solder i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Button case should be 10mm deep into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check how the values like 512 and more stored <text:s/>in internal memory 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style-name="ce7" office:value-type="string" calcext:value-type="string">
            <text:p>Enclosure layout</text:p>
          </table:table-cell>
          <table:table-cell table:style-name="ce7" table:number-columns-repeated="5"/>
          <table:table-cell table:number-columns-repeated="8"/>
          <table:table-cell office:value-type="string" calcext:value-type="string">
            <text:p>deal with warnings in project during compile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make 3d models for the element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t button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Create testing matrix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ini usb soket for charging and programming / debuging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rging led / charged led – 2 color through hole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Creat invitation string $&gt; orOW_Bandit&gt;</text:p>
          </table:table-cell>
          <table:table-cell table:number-columns-repeated="4"/>
          <table:table-cell office:value-type="string" calcext:value-type="string">
            <text:p>not needed</text:p>
          </table:table-cell>
        </table:table-row>
        <table:table-row table:style-name="ro1">
          <table:table-cell office:value-type="string" calcext:value-type="string">
            <text:p>transmission led through hole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3d model for mattery socket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ewmKW MWNU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3d model for ow_slave</text:p>
          </table:table-cell>
          <table:table-cell table:number-columns-repeated="4"/>
          <table:table-cell office:value-type="string" calcext:value-type="string">
            <text:p>zz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power switch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3d model for ow_master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office:value-type="string" calcext:value-type="string">
            <text:p>create journal feature for key info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neWire iButton socket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ate 3d model for buzzer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utton connector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check if memory stored settings <text:s/>cleanup function exists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oket for icsp burning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wer led</text:p>
          </table:table-cell>
          <table:table-cell/>
          <table:table-cell office:value-type="string" calcext:value-type="string">
            <text:p>Will use led inside of <text:s/>OW-slave socket</text:p>
          </table:table-cell>
          <table:table-cell table:number-columns-repeated="2"/>
          <table:table-cell office:value-type="string" calcext:value-type="string">
            <text:p>not needed</text:p>
          </table:table-cell>
          <table:table-cell table:number-columns-repeated="8"/>
          <table:table-cell office:value-type="string" calcext:value-type="string">
            <text:p>create elements list / module (e.g.dc/dc converter, list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s power led we’ll use led from HC-06</text:p>
          </table:table-cell>
          <table:table-cell table:number-columns-repeated="4"/>
          <table:table-cell table:style-name="ce17"/>
          <table:table-cell/>
          <table:table-cell office:value-type="string" calcext:value-type="string">
            <text:p>USB socket too big</text:p>
          </table:table-cell>
          <table:table-cell table:number-columns-repeated="6"/>
          <table:table-cell office:value-type="string" calcext:value-type="string">
            <text:p>if its related elements (c21, c22), and metion position on 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iButton male to center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change to usb micro</text:p>
          </table:table-cell>
          <table:table-cell table:number-columns-repeated="3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iButton female to center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ve usb type b on another side, compating to leds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ake 3d models for the element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make caps/resistors of one size – 0603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After plugging usb cable bluetooth disables</text:p>
          </table:table-cell>
          <table:table-cell table:number-columns-repeated="4"/>
          <table:table-cell office:value-type="string" calcext:value-type="string">
            <text:p>because of voltage drop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Create serial line commutator using4066 ic + tranzistor</text:p>
          </table:table-cell>
          <table:table-cell table:style-name="ce6" table:number-columns-repeated="3"/>
          <table:table-cell table:style-name="ce6" office:value-type="string" calcext:value-type="string">
            <text:p>not needed</text:p>
          </table:table-cell>
          <table:table-cell/>
          <table:table-cell office:value-type="string" calcext:value-type="string">
            <text:p>Remake footprint for socket for battery (too small)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should be tested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create layout and check its work</text:p>
          </table:table-cell>
          <table:table-cell table:style-name="ce6" table:number-columns-repeated="3"/>
          <table:table-cell table:style-name="ce6" office:value-type="string" calcext:value-type="string">
            <text:p>not needed</text:p>
          </table:table-cell>
          <table:table-cell table:number-columns-repeated="14"/>
        </table:table-row>
        <table:table-row table:style-name="ro1">
          <table:table-cell table:style-name="ce6"/>
          <table:table-cell table:style-name="ce6" office:value-type="string" calcext:value-type="string">
            <text:p>trace it on pcb</text:p>
          </table:table-cell>
          <table:table-cell table:style-name="ce6" table:number-columns-repeated="3"/>
          <table:table-cell table:style-name="ce6" office:value-type="string" calcext:value-type="string">
            <text:p>not needed</text:p>
          </table:table-cell>
          <table:table-cell table:number-columns-repeated="14"/>
        </table:table-row>
        <table:table-row table:style-name="ro3">
          <table:table-cell table:style-name="ce6"/>
          <table:table-cell table:style-name="ce6" office:value-type="string" calcext:value-type="string">
            <text:p>Create buttons/switches for enabling it on 3<text:span text:style-name="T1">rd</text:span> pcb</text:p>
          </table:table-cell>
          <table:table-cell table:style-name="ce6" table:number-columns-repeated="3"/>
          <table:table-cell table:style-name="ce6" office:value-type="string" calcext:value-type="string">
            <text:p>not needed</text:p>
          </table:table-cell>
          <table:table-cell/>
          <table:table-cell office:value-type="string" calcext:value-type="string">
            <text:p>create pcb for FPC cable– solder it on pcb</text:p>
          </table:table-cell>
          <table:table-cell table:number-columns-repeated="4"/>
          <table:table-cell table:style-name="ce19" office:value-type="string" calcext:value-type="string">
            <text:p>not needed</text:p>
          </table:table-cell>
          <table:table-cell/>
          <table:table-cell table:style-name="ce28" table:number-columns-repeated="6"/>
        </table:table-row>
        <table:table-row table:style-name="ro1">
          <table:table-cell table:style-name="ce6"/>
          <table:table-cell table:style-name="ce6" office:value-type="string" calcext:value-type="string">
            <text:p>switch for uart / hc06 – make like power switch, with pinhole and without capsdelatj kak power switch, tolko otverstije malenkoje I knopku naruzhu ne <text:s/>vivoditj</text:p>
          </table:table-cell>
          <table:table-cell table:style-name="ce6" table:number-columns-repeated="3"/>
          <table:table-cell table:style-name="ce6" office:value-type="string" calcext:value-type="string">
            <text:p>not need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mark cutting line on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Problems with HC-06 power supply <text:s/>– 4v goes to stabilizer instead of 5V – maybe this voltage drop because of too high current consumption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<text:s/>– gde budut OneWire soketi dlja slave I master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office:value-type="string" calcext:value-type="string">
            <text:p>otsilajutsa kakie-to levie simvoli na hc-06 – menu pojavljajetsa neskolko raz – vozmozhno iz-za pitanij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3">
          <table:table-cell/>
          <table:table-cell office:value-type="string" calcext:value-type="string">
            <text:p>trace leds on 3<text:span text:style-name="T1">rd</text:span> pcb – charging and ready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ark position of vibromotor on opposite side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LDO AMS1117 3.3v too big voltage drop (about1.1 v)– find substitut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 outputs on pcb for UART1 and UART2</text:p>
          </table:table-cell>
          <table:table-cell table:number-columns-repeated="3"/>
          <table:table-cell table:style-name="ce6" office:value-type="string" calcext:value-type="string">
            <text:p>not needed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create separate pcb for periphery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table:style-name="ce28" table:number-columns-repeated="6"/>
        </table:table-row>
        <table:table-row table:style-name="ro1">
          <table:table-cell/>
          <table:table-cell office:value-type="string" calcext:value-type="string">
            <text:p>move icsp socket to another place on board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make cut-out on pcb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ve battery socket to the right/left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after disabling power in circuit <text:s/>1,3v voltage is present – because of <text:s/>max17043 is connected to battery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ove the battery itself – not enough room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ind a way how to import models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/>
          <table:table-cell office:value-type="string" calcext:value-type="string">
            <text:p>During keys emulating taking it from memory doesn’t iniorm if memory is impty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ove battery to opposite pcb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heckout a way of unmasked copper </text:p>
          </table:table-cell>
          <table:table-cell table:number-columns-repeated="4"/>
          <table:table-cell table:style-name="ce19" office:value-type="string" calcext:value-type="string">
            <text:p>not need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number-columns-repeated="8"/>
          <table:table-cell table:style-name="ce28" table:number-columns-repeated="6"/>
        </table:table-row>
        <table:table-row table:style-name="ro1">
          <table:table-cell/>
          <table:table-cell office:value-type="string" calcext:value-type="string">
            <text:p>move relay to another place – is in the way of battery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older 5 tantal (tantal) and test its work on layou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number-columns-repeated="8"/>
          <table:table-cell office:value-type="string" calcext:value-type="string">
            <text:p>increase cap nominal on DC/DC output</text:p>
          </table:table-cell>
          <table:table-cell table:number-columns-repeated="4"/>
          <table:table-cell office:value-type="string" calcext:value-type="string">
            <text:p>didn’t help</text:p>
          </table:table-cell>
        </table:table-row>
        <table:table-row table:style-name="ro1">
          <table:table-cell/>
          <table:table-cell office:value-type="string" calcext:value-type="string">
            <text:p>move socket for battery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table:style-name="ce26" table:number-columns-repeated="5"/>
          <table:table-cell table:style-name="ce17"/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number-columns-repeated="8"/>
          <table:table-cell office:value-type="string" calcext:value-type="string">
            <text:p>clarify, why HC-06 is so big current consumption pulsations</text:p>
          </table:table-cell>
          <table:table-cell table:number-columns-repeated="4"/>
          <table:table-cell office:value-type="string" calcext:value-type="string">
            <text:p>hc-06 is in search</text:p>
          </table:table-cell>
        </table:table-row>
        <table:table-row table:style-name="ro3">
          <table:table-cell/>
          <table:table-cell office:value-type="string" calcext:value-type="string">
            <text:p>add socket for ow-slave on 3<text:span text:style-name="T1">rd</text:span> pcb ow_emulator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ch340 adds pulsation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/>
          <table:table-cell table:style-name="ce22" office:value-type="string" calcext:value-type="string">
            <text:p>capacitor</text:p>
          </table:table-cell>
          <table:table-cell table:style-name="ce22"/>
          <table:table-cell table:style-name="ce22" office:value-type="string" calcext:value-type="string">
            <text:p>order lower nominal caps <text:s/>(smd)</text:p>
          </table:table-cell>
          <table:table-cell table:style-name="ce22" table:number-columns-repeated="2"/>
          <table:table-cell table:style-name="ce18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caps almost doesn’t hel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w_host soket move to the edge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500uF</text:p>
          </table:table-cell>
          <table:table-cell table:style-name="ce22" table:number-columns-repeated="3"/>
          <table:table-cell table:number-columns-repeated="3"/>
          <table:table-cell office:value-type="string" calcext:value-type="string">
            <text:p>looks like <text:s/>DC/DC is too weak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ce22" table:number-columns-repeated="2"/>
          <table:table-cell table:style-name="ce22" office:value-type="string" calcext:value-type="string">
            <text:p>400 uf</text:p>
          </table:table-cell>
          <table:table-cell table:style-name="ce22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reate smd buzzer and move it to the opposite side of pcb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300 uf</text:p>
          </table:table-cell>
          <table:table-cell table:style-name="ce22" table:number-columns-repeated="3"/>
          <table:table-cell/>
          <table:table-cell office:value-type="string" calcext:value-type="string">
            <text:p>after <text:s/>HC-06 pairing pulsations disappears 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2" table:number-columns-repeated="2"/>
          <table:table-cell table:style-name="ce22" office:value-type="string" calcext:value-type="string">
            <text:p>250uf</text:p>
          </table:table-cell>
          <table:table-cell table:style-name="ce22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>
            <text:p>create initiali layout assembly using large details</text:p>
          </table:table-cell>
          <table:table-cell table:style-name="ce9" table:number-columns-repeated="4"/>
          <table:table-cell office:value-type="string" calcext:value-type="string">
            <text:p>OK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200 uf</text:p>
          </table:table-cell>
          <table:table-cell table:style-name="ce22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>
            <text:p>test the sizes of components</text:p>
          </table:table-cell>
          <table:table-cell table:style-name="ce9" table:number-columns-repeated="3"/>
          <table:table-cell table:style-name="ce9" office:value-type="string" calcext:value-type="string">
            <text:p>Complete fuckup</text:p>
          </table:table-cell>
          <table:table-cell office:value-type="string" calcext:value-type="string">
            <text:p>OK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or create capacitor battery</text:p>
          </table:table-cell>
          <table:table-cell table:style-name="ce22" table:number-columns-repeated="3"/>
          <table:table-cell table:number-columns-repeated="7"/>
        </table:table-row>
        <table:table-row table:style-name="ro1">
          <table:table-cell table:style-name="ce9" table:number-columns-repeated="6"/>
          <table:table-cell/>
          <table:table-cell table:style-name="ce22" office:value-type="string" calcext:value-type="string">
            <text:p>cap is too high</text:p>
          </table:table-cell>
          <table:table-cell table:style-name="ce22" table:number-columns-repeated="5"/>
          <table:table-cell/>
          <table:table-cell table:style-name="ce9" table:number-columns-repeated="6"/>
        </table:table-row>
        <table:table-row table:style-name="ro1">
          <table:table-cell table:style-name="ce9" office:value-type="string" calcext:value-type="string">
            <text:p>find solution for sticking battery to the pcb</text:p>
          </table:table-cell>
          <table:table-cell table:style-name="ce9" table:number-columns-repeated="4"/>
          <table:table-cell office:value-type="string" calcext:value-type="string">
            <text:p>OK</text:p>
          </table:table-cell>
          <table:table-cell/>
          <table:table-cell table:style-name="ce22"/>
          <table:table-cell table:style-name="ce22" office:value-type="string" calcext:value-type="string">
            <text:p>connect it to board via longer wires</text:p>
          </table:table-cell>
          <table:table-cell table:style-name="ce22" table:number-columns-repeated="4"/>
          <table:table-cell/>
          <table:table-cell table:style-name="ce9" office:value-type="string" calcext:value-type="string">
            <text:p>buy glue for papel (for case layout)</text:p>
          </table:table-cell>
          <table:table-cell table:style-name="ce9" table:number-columns-repeated="4"/>
          <table:table-cell table:style-name="ce9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2-side tape</text:p>
          </table:table-cell>
          <table:table-cell table:number-columns-repeated="3"/>
          <table:table-cell table:style-name="Default"/>
          <table:table-cell/>
          <table:table-cell table:style-name="ce22"/>
          <table:table-cell table:style-name="ce22" office:value-type="string" calcext:value-type="string">
            <text:p>make hole in opposite PCB</text:p>
          </table:table-cell>
          <table:table-cell table:style-name="ce22" table:number-columns-repeated="4"/>
          <table:table-cell/>
          <table:table-cell table:style-name="ce9" office:value-type="string" calcext:value-type="string">
            <text:p>Buy 2.54 pin header 2x40 for ICSP</text:p>
          </table:table-cell>
          <table:table-cell table:style-name="ce9" table:number-columns-repeated="4"/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ce22"/>
          <table:table-cell table:style-name="ce22" office:value-type="string" calcext:value-type="string">
            <text:p>create capacitor battery on expansion board</text:p>
          </table:table-cell>
          <table:table-cell table:style-name="ce22" table:number-columns-repeated="2"/>
          <table:table-cell table:style-name="ce22" office:value-type="string" calcext:value-type="string">
            <text:p>///</text:p>
          </table:table-cell>
          <table:table-cell table:style-name="ce22"/>
          <table:table-cell/>
          <table:table-cell table:style-name="ce9" office:value-type="string" calcext:value-type="string">
            <text:p>buy 0 ohm jumpers 0603</text:p>
          </table:table-cell>
          <table:table-cell table:style-name="ce9" table:number-columns-repeated="4"/>
          <table:table-cell table:style-name="ce9" office:value-type="string" calcext:value-type="string">
            <text:p>ok</text:p>
          </table:table-cell>
        </table:table-row>
        <table:table-row table:style-name="ro3">
          <table:table-cell/>
          <table:table-cell office:value-type="string" calcext:value-type="string">
            <text:p>remove part of switches from the 3<text:span text:style-name="T1">rd</text:span> pcb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table:style-name="ce22"/>
          <table:table-cell table:style-name="ce22" office:value-type="string" calcext:value-type="string">
            <text:p>tantal 220 uF 16v 5 pieces</text:p>
          </table:table-cell>
          <table:table-cell table:style-name="ce22" table:number-columns-repeated="4"/>
          <table:table-cell/>
          <table:table-cell table:style-name="ce9" office:value-type="string" calcext:value-type="string">
            <text:p>buy mini usb vartical – 10 pieces</text:p>
          </table:table-cell>
          <table:table-cell table:style-name="ce9" table:number-columns-repeated="4"/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ove all components far from the edge of pcb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cb traces crosstalk – check this topic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number-columns-repeated="8"/>
          <table:table-cell office:value-type="string" calcext:value-type="string">
            <text:p>on circuit diagram adjust all titles/texts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on vibromotor pcb footprint mark + contact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9" office:value-type="string" calcext:value-type="string">
            <text:p>sending PCB drawings to manufacturer place all 3 boards on single 100x100mm board</text:p>
          </table:table-cell>
          <table:table-cell table:style-name="ce9" table:number-columns-repeated="4"/>
          <table:table-cell table:style-name="ce19" office:value-type="string" calcext:value-type="string">
            <text:p>ok</text:p>
          </table:table-cell>
          <table:table-cell/>
          <table:table-cell office:value-type="string" calcext:value-type="string">
            <text:p>leds consumes too much curr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ce all left components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umber all contacts for all buttons and periphery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  <table:table-cell/>
          <table:table-cell office:value-type="string" calcext:value-type="string">
            <text:p>make possibility to enable debug via HC06 – debug data goes to PC via serial0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proveritj ne meshajet li ICSP socket soketu batarei</text:p>
          </table:table-cell>
          <table:table-cell table:style-name="ce9" table:number-columns-repeated="3"/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HC06 connected to serial1</text:p>
          </table:table-cell>
          <table:table-cell table:number-columns-repeated="5"/>
        </table:table-row>
        <table:table-row table:style-name="ro3">
          <table:table-cell table:style-name="ce9"/>
          <table:table-cell table:style-name="ce9" office:value-type="string" calcext:value-type="string">
            <text:p>meshajet, sdelal 90 deg – nado zakazatj I proveritj eshe raz</text:p>
          </table:table-cell>
          <table:table-cell table:style-name="ce9"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Unmask behind part of 3<text:span text:style-name="T1">rd</text:span> PCB board copper </text:p>
          </table:table-cell>
          <table:table-cell table:number-columns-repeated="4"/>
          <table:table-cell table:style-name="ce18" office:value-type="string" calcext:value-type="string">
            <text:p>not need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ed – looks ok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use thermoglue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Default"/>
          <table:table-cell/>
          <table:table-cell office:value-type="string" calcext:value-type="string">
            <text:p>test cutoff dimentions for the 3<text:span text:style-name="T1">rd</text:span> board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HC-06 on uart 2 ( Serial 1 )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ke adjustments in circuit diagram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table:style-name="ce9" office:value-type="string" calcext:value-type="string">
            <text:p>add makefile with all <text:s/>– build compile program I t.d.</text:p>
          </table:table-cell>
          <table:table-cell table:style-name="ce9" table:number-columns-repeated="4"/>
          <table:table-cell table:style-name="ce9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adjustments to code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everything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older 0 ohm resistors to leds – to disable tx/rx leds</text:p>
          </table:table-cell>
          <table:table-cell table:number-columns-repeated="4"/>
          <table:table-cell table:style-name="ce18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reate separate layout pcb for HC-06</text:p>
          </table:table-cell>
          <table:table-cell table:number-columns-repeated="4"/>
          <table:table-cell table:style-name="Default" office:value-type="string" calcext:value-type="string">
            <text:p>not neede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reate circuit diagram</text:p>
          </table:table-cell>
          <table:table-cell table:number-columns-repeated="3"/>
          <table:table-cell table:style-name="Default" office:value-type="string" calcext:value-type="string">
            <text:p>not needed</text:p>
          </table:table-cell>
          <table:table-cell/>
          <table:table-cell office:value-type="string" calcext:value-type="string">
            <text:p>add to readme tutorial how to set up bluetooth terminal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ate pcb</text:p>
          </table:table-cell>
          <table:table-cell table:number-columns-repeated="3"/>
          <table:table-cell table:style-name="Default" office:value-type="string" calcext:value-type="string">
            <text:p>not neede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tch pcb</text:p>
          </table:table-cell>
          <table:table-cell table:number-columns-repeated="3"/>
          <table:table-cell table:style-name="Default" office:value-type="string" calcext:value-type="string">
            <text:p>not needed</text:p>
          </table:table-cell>
          <table:table-cell/>
          <table:table-cell office:value-type="string" calcext:value-type="string">
            <text:p>add to <text:s/>makefile job for environment automatic setup/install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lder all components</text:p>
          </table:table-cell>
          <table:table-cell table:number-columns-repeated="3"/>
          <table:table-cell table:style-name="Default" office:value-type="string" calcext:value-type="string">
            <text:p>not neede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 it</text:p>
          </table:table-cell>
          <table:table-cell table:number-columns-repeated="3"/>
          <table:table-cell table:style-name="Default" office:value-type="string" calcext:value-type="string">
            <text:p>not needed</text:p>
          </table:table-cell>
          <table:table-cell/>
          <table:table-cell office:value-type="string" calcext:value-type="string">
            <text:p>move <text:span text:style-name="T3">OW_Bandit</text:span> titles to opther places, because those places where they are will be cut off.</text:p>
          </table:table-cell>
          <table:table-cell table:number-columns-repeated="4"/>
          <table:table-cell table:style-name="ce16" office:value-type="string" calcext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style-name="ce9" office:value-type="string" calcext:value-type="string">
            <text:p>Test – maybe usb charging socket is too short</text:p>
          </table:table-cell>
          <table:table-cell table:style-name="ce9" table:number-columns-repeated="4"/>
          <table:table-cell table:style-name="ce18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ed -found SC</text:p>
          </table:table-cell>
          <table:table-cell table:number-columns-repeated="3"/>
          <table:table-cell table:style-name="ce18" office:value-type="string" calcext:value-type="string">
            <text:p>fix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style-name="ce9" office:value-type="string" calcext:value-type="string">
            <text:p>Test – maybe power button is too short</text:p>
          </table:table-cell>
          <table:table-cell table:style-name="ce9" table:number-columns-repeated="4"/>
          <table:table-cell table:style-name="ce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ed – yes, a bit short – will leave as is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Rev.1.2</text:p>
          </table:table-cell>
          <table:table-cell table:style-name="ce13" table:number-columns-repeated="5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itles ow_bandit power_unit board change places,like on mcu_unit_board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On small PCB pins from soldered components are too close to battery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Socket for ow_slave for soket na ibutton slave (na malenkoj plate) meshajet bataree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ootpring for relay is too small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x17043 </text:p>
          </table:table-cell>
          <table:table-cell office:value-type="string" calcext:value-type="string">
            <text:p>Necessary to order new from ebay – there are fake and its’s not working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rk on socket for battery where is +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or FPC1 and FPC2 mark numbers of contacts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ke thicker traces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ear charging led place titles where what kind of outputs are – charging and ready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use caps / resistors nominals from nomenclature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Use serial/arallel connection if absent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Red and Green on led change places and write pinout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ransistor Q5 was in SOT-523 package. Change to SOT-23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ke PCB shorter from iButton slave side for 2mm</text:p>
          </table:table-cell>
          <table:table-cell table:number-columns-repeated="3"/>
          <table:table-cell office:value-type="string" calcext:value-type="string">
            <text:p>Power board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Write pinout for ow_slave and ow_master sockets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apacitors <text:s/>C2 and C3 put away from each other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nd for 2313 package choose larger footprint 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oil L2 make footprint for 7x7 mm <text:s/>coil. Plave a bit aside from dc/dc ic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ke transistor key for buzzer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cb holding screws are too close to battery socket and to one of battery holders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ke battery holding header footprint for 2mm (larger) – currently they are smaller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style-name="ce11" office:value-type="string" calcext:value-type="string">
            <text:p>Assembly</text:p>
          </table:table-cell>
          <table:table-cell table:style-name="ce11" table:number-columns-repeated="5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Solder wires to iButton slave socket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der wires to iButton host socket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der components to MCU PCB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der all components on Power board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nd solution for battery holding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x everything in the case 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t all necessary holes in the case 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ake list of missing details and make order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est charging diode – pins polarity</text:p>
          </table:table-cell>
          <table:table-cell table:number-columns-repeated="3"/>
          <table:table-cell office:value-type="string" calcext:value-type="string">
            <text:p>found mistakes</text:p>
          </table:table-cell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glue the <text:s/>buzzer to the pcb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heck max17043 on sparkfun during the week</text:p>
          </table:table-cell>
          <table:table-cell table:number-columns-repeated="4"/>
          <table:table-cell table:style-name="Default" office:value-type="string" calcext:value-type="string">
            <text:p>zz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rotect wires for ow_slave with thermotube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ry burn firmware via icsp MCU</text:p>
          </table:table-cell>
          <table:table-cell table:number-columns-repeated="4"/>
          <table:table-cell table:style-name="Default" office:value-type="string" calcext:value-type="string">
            <text:p>z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urrent consumption 150 – 170 ma – probably SC somewhere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wash PCBs from flux</text:p>
          </table:table-cell>
          <table:table-cell table:number-columns-repeated="4"/>
          <table:table-cell table:style-name="ce19" office:value-type="string" calcext:value-type="string">
            <text:p>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ck Agnd and gnd</text:p>
          </table:table-cell>
          <table:table-cell table:number-columns-repeated="4"/>
          <table:table-cell table:style-name="Default" office:value-type="string" calcext:value-type="string">
            <text:p>zz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7:35:17.854436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1:24:32.513280078</meta:creation-date>
    <dc:date>2022-03-19T23:30:11.559307175</dc:date>
    <meta:editing-duration>P8DT20H49M</meta:editing-duration>
    <meta:editing-cycles>266</meta:editing-cycles>
    <meta:generator>LibreOffice/6.4.7.2$Linux_X86_64 LibreOffice_project/40$Build-2</meta:generator>
    <meta:document-statistic meta:table-count="1" meta:cell-count="772" meta:object-count="0"/>
  </office:meta>
</office:document-meta>
</file>